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5822" officeooo:paragraph-rsid="000f5822"/>
    </style:style>
    <style:style style:name="P2" style:family="paragraph" style:parent-style-name="Standard" style:list-style-name="L1">
      <style:text-properties officeooo:rsid="001264bd" officeooo:paragraph-rsid="001264bd"/>
    </style:style>
    <style:style style:name="P3" style:family="paragraph" style:parent-style-name="Standard" style:list-style-name="L1">
      <style:text-properties officeooo:rsid="000fc014" officeooo:paragraph-rsid="000fc014"/>
    </style:style>
    <style:style style:name="P4" style:family="paragraph" style:parent-style-name="Standard" style:list-style-name="L1">
      <style:text-properties officeooo:rsid="0011f0e6" officeooo:paragraph-rsid="0011f0e6"/>
    </style:style>
    <style:style style:name="P5" style:family="paragraph" style:parent-style-name="Standard" style:list-style-name="L1">
      <style:text-properties officeooo:rsid="00130c49" officeooo:paragraph-rsid="00130c49"/>
    </style:style>
    <style:style style:name="P6" style:family="paragraph" style:parent-style-name="Standard" style:list-style-name="L1">
      <style:text-properties officeooo:rsid="00106b3f" officeooo:paragraph-rsid="00106b3f"/>
    </style:style>
    <style:style style:name="T1" style:family="text">
      <style:text-properties officeooo:rsid="000fc014"/>
    </style:style>
    <style:style style:name="T2" style:family="text">
      <style:text-properties officeooo:rsid="00160271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5747109" text:style-name="L1">
        <text:list-item>
          <text:p text:style-name="P1">Spectrum of slide/string noise</text:p>
          <text:list>
            <text:list-item>
              <text:p text:style-name="P1">Mute transverse vibrations</text:p>
              <text:list>
                <text:list-item>
                  <text:p text:style-name="P1">Ear plugs</text:p>
                </text:list-item>
                <text:list-item>
                  <text:p text:style-name="P1">Foam</text:p>
                </text:list-item>
                <text:list-item>
                  <text:p text:style-name="P1">Tape</text:p>
                </text:list-item>
                <text:list-item>
                  <text:p text:style-name="P2">Keeping the slide in contact the whole time</text:p>
                  <text:list>
                    <text:list-item>
                      <text:p text:style-name="P2">Damping might kill longitudinal vibrations</text:p>
                    </text:list-item>
                    <text:list-item>
                      <text:p text:style-name="P2">Put foam underneath the strings as a potential way</text:p>
                    </text:list-item>
                  </text:list>
                </text:list-item>
              </text:list>
            </text:list-item>
            <text:list-item>
              <text:p text:style-name="P1">Slide slide along the string and capture sound</text:p>
              <text:list>
                <text:list-item>
                  <text:p text:style-name="P3">Attempt to maintain constant velocity</text:p>
                </text:list-item>
                <text:list-item>
                  <text:p text:style-name="P3">Put things in place to limit length of string traveled</text:p>
                </text:list-item>
                <text:list-item>
                  <text:p text:style-name="P3">Extract velocity based on timing from recording?</text:p>
                </text:list-item>
              </text:list>
            </text:list-item>
          </text:list>
        </text:list-item>
        <text:list-item>
          <text:p text:style-name="P1">Coupling of longitudinal motion to transverse</text:p>
          <text:list>
            <text:list-item>
              <text:p text:style-name="P3">Drag string long the length of a string to see if the transverse modes are stimulated</text:p>
            </text:list-item>
            <text:list-item>
              <text:p text:style-name="P3">Two sources of coupling</text:p>
              <text:list>
                <text:list-item>
                  <text:p text:style-name="P3">Reflections from imperfect bridge impedance</text:p>
                </text:list-item>
                <text:list-item>
                  <text:p text:style-name="P3">Coupling from collision of the slide/windings not being perfect</text:p>
                </text:list-item>
              </text:list>
            </text:list-item>
            <text:list-item>
              <text:p text:style-name="P4">What are the transverse modes dependent on and how will I observe them?</text:p>
            </text:list-item>
            <text:list-item>
              <text:p text:style-name="P4">What else might I need to mute to isolate this component?</text:p>
            </text:list-item>
            <text:list-item>
              <text:p text:style-name="P2">Expect there not to be a lot of coupling</text:p>
              <text:list>
                <text:list-item>
                  <text:p text:style-name="P2">Might be more at the bridge</text:p>
                </text:list-item>
                <text:list-item>
                  <text:p text:style-name="P5">If you hear some modes as well then makes sense</text:p>
                </text:list-item>
              </text:list>
            </text:list-item>
            <text:list-item>
              <text:p text:style-name="P5">Just a confirmation of existence, not a precise characterization</text:p>
            </text:list-item>
          </text:list>
        </text:list-item>
        <text:list-item>
          <text:p text:style-name="P1">Decay rate of a single winding/slide col<text:span text:style-name="T1">l</text:span>ision</text:p>
          <text:list>
            <text:list-item>
              <text:p text:style-name="P1">Use small screw driver in an attempt to <text:span text:style-name="T1">isolate just one winding</text:span></text:p>
            </text:list-item>
            <text:list-item>
              <text:p text:style-name="P5">Or any other sharp object which can be moved across the windings</text:p>
            </text:list-item>
            <text:list-item>
              <text:p text:style-name="P5">It could be recorded on an electric as well but there also is the pick-up which influences it</text:p>
            </text:list-item>
            <text:list-item>
              <text:p text:style-name="P5">Try with a mic and see what happens</text:p>
            </text:list-item>
          </text:list>
        </text:list-item>
        <text:list-item>
          <text:p text:style-name="P3">General licks to recreate</text:p>
          <text:list>
            <text:list-item>
              <text:p text:style-name="P6">Design the lick - <text:span text:style-name="T2">done</text:span></text:p>
            </text:list-item>
            <text:list-item>
              <text:p text:style-name="P6">Record it on each string</text:p>
            </text:list-item>
            <text:list-item>
              <text:p text:style-name="P6">Attempt to tune the sounds to match this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12:49:56.142000000</meta:creation-date>
    <meta:generator>LibreOffice/7.3.7.2$Windows_X86_64 LibreOffice_project/e114eadc50a9ff8d8c8a0567d6da8f454beeb84f</meta:generator>
    <dc:date>2023-02-13T10:18:19.467000000</dc:date>
    <meta:editing-duration>PT38M32S</meta:editing-duration>
    <meta:editing-cycles>4</meta:editing-cycles>
    <meta:document-statistic meta:table-count="0" meta:image-count="0" meta:object-count="0" meta:page-count="1" meta:paragraph-count="32" meta:word-count="272" meta:character-count="1439" meta:non-whitespace-character-count="1231"/>
  </office:meta>
</office:document-meta>
</file>